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3.5396in" fo:margin-left="3.5403in" fo:margin-top="0in" fo:margin-bottom="0in" table:align="left" style:writing-mode="lr-tb"/>
    </style:style>
    <style:style style:name="Table1.A" style:family="table-column">
      <style:table-column-properties style:column-width="3.5396in"/>
    </style:style>
    <style:style style:name="Table1.1" style:family="table-row">
      <style:table-row-properties style:min-row-height="0.7625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.084in" fo:margin-left="0in" fo:margin-top="0in" fo:margin-bottom="0in" table:align="left" style:writing-mode="lr-tb"/>
    </style:style>
    <style:style style:name="Table2.A" style:family="table-column">
      <style:table-column-properties style:column-width="1.7479in"/>
    </style:style>
    <style:style style:name="Table2.B" style:family="table-column">
      <style:table-column-properties style:column-width="1.7486in"/>
    </style:style>
    <style:style style:name="Table2.D" style:family="table-column">
      <style:table-column-properties style:column-width="1.8396in"/>
    </style:style>
    <style:style style:name="Table2.1" style:family="table-row">
      <style:table-row-properties style:min-row-height="0.3306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2" style:family="table-row">
      <style:table-row-properties style:min-row-height="0.341in" fo:keep-together="auto"/>
    </style:style>
    <style:style style:name="Table2.4" style:family="table-row">
      <style:table-row-properties style:min-row-height="0.3201in" fo:keep-together="auto"/>
    </style:style>
    <style:style style:name="Table3" style:family="table">
      <style:table-properties style:width="7.0799in" fo:margin-left="0in" fo:margin-top="0in" fo:margin-bottom="0in" table:align="left" style:writing-mode="lr-tb"/>
    </style:style>
    <style:style style:name="Table3.A" style:family="table-column">
      <style:table-column-properties style:column-width="0.7306in"/>
    </style:style>
    <style:style style:name="Table3.B" style:family="table-column">
      <style:table-column-properties style:column-width="2.8924in"/>
    </style:style>
    <style:style style:name="Table3.C" style:family="table-column">
      <style:table-column-properties style:column-width="1.7201in"/>
    </style:style>
    <style:style style:name="Table3.D" style:family="table-column">
      <style:table-column-properties style:column-width="1.736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color="#000000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fo:color="#000000" style:font-name-complex="Times New Roman1"/>
    </style:style>
    <style:style style:name="P4" style:family="paragraph" style:parent-style-name="Standard">
      <style:paragraph-properties fo:text-align="start" style:justify-single-word="false"/>
      <style:text-properties fo:color="#000000" style:font-name-complex="Times New Roman1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-complex="Times New Roman1"/>
    </style:style>
    <style:style style:name="P6" style:family="paragraph" style:parent-style-name="Standard">
      <style:text-properties fo:color="#000000" fo:font-weight="bold" style:font-weight-asian="bold" style:font-name-complex="Times New Roman1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weight="bold" style:font-weight-asian="bold" style:font-name-complex="Times New Roman1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weight="bold" style:font-weight-asian="bold" style:font-name-complex="Times New Roman1" style:font-weight-complex="bold"/>
    </style:style>
    <style:style style:name="P9" style:family="paragraph" style:parent-style-name="Standard">
      <style:text-properties fo:color="#000000" fo:language="en" fo:country="US" style:font-name-complex="Times New Roman1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fo:language="en" fo:country="US" style:font-name-complex="Times New Roman1"/>
    </style:style>
    <style:style style:name="P11" style:family="paragraph" style:parent-style-name="Standard">
      <style:paragraph-properties fo:text-align="start" style:justify-single-word="false"/>
      <style:text-properties fo:color="#000000" fo:language="en" fo:country="US" style:font-name-complex="Times New Roman1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fo:color="#c00000" style:font-name-complex="Times New Roman1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-complex="Times New Roman1"/>
    </style:style>
    <style:style style:name="P19" style:family="paragraph" style:parent-style-name="Рівень_20_1">
      <style:paragraph-properties fo:margin-left="0in" fo:margin-right="0in" fo:text-indent="0in" style:auto-text-indent="false" fo:break-before="page"/>
    </style:style>
    <style:style style:name="P20" style:family="paragraph" style:parent-style-name="Рівень_20_1">
      <style:paragraph-properties fo:margin-left="0in" fo:margin-right="0in" fo:text-indent="0in" style:auto-text-indent="false"/>
    </style:style>
    <style:style style:name="P21" style:family="paragraph" style:parent-style-name="Contents_20_1">
      <style:paragraph-properties fo:margin-top="0in" fo:margin-bottom="0in" loext:contextual-spacing="false">
        <style:tab-stops>
          <style:tab-stop style:position="7.079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 fo:margin-top="0in" fo:margin-bottom="0in" loext:contextual-spacing="false">
        <style:tab-stops>
          <style:tab-stop style:position="7.0799in" style:type="right" style:leader-style="dotted" style:leader-text="."/>
        </style:tab-stops>
      </style:paragraph-properties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-complex="Times New Roman1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color="#000000" style:font-name-complex="Times New Roman1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-complex="Times New Roman1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fo:font-weight="bold" style:font-weight-asian="bold" style:font-name-complex="Times New Roman1" style:font-weight-complex="bold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color="#000000" style:font-name-complex="Times New Roman1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color="#000000" fo:language="en" fo:country="US" style:font-name-complex="Times New Roman1"/>
    </style:style>
    <style:style style:name="P29" style:family="paragraph" style:parent-style-name="Standard">
      <style:text-properties fo:color="#000000" fo:font-weight="bold" style:font-weight-asian="bold" style:font-name-complex="Times New Roman1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fo:font-weight="bold" style:font-weight-asian="bold" style:font-name-complex="Times New Roman1" style:font-weight-complex="bold"/>
    </style:style>
    <style:style style:name="P31" style:family="paragraph" style:parent-style-name="Standard">
      <style:text-properties fo:color="#000000" style:font-name-complex="Times New Roman1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style:font-name-complex="Times New Roman1"/>
    </style:style>
    <style:style style:name="P33" style:family="paragraph" style:parent-style-name="Standard">
      <style:paragraph-properties fo:text-align="start" style:justify-single-word="false"/>
      <style:text-properties fo:color="#000000" style:font-name-complex="Times New Roman1"/>
    </style:style>
    <style:style style:name="P34" style:family="paragraph" style:parent-style-name="Standard">
      <style:text-properties fo:color="#000000" fo:language="en" fo:country="US" style:font-name-complex="Times New Roman1"/>
    </style:style>
    <style:style style:name="P35" style:family="paragraph" style:parent-style-name="Standard">
      <style:text-properties fo:color="#ff0000" style:font-name-complex="Times New Roman1"/>
    </style:style>
    <style:style style:name="P36" style:family="paragraph" style:parent-style-name="Standard">
      <style:text-properties fo:language="en" fo:country="US"/>
    </style:style>
    <style:style style:name="P37" style:family="paragraph" style:parent-style-name="List_20_Paragraph" style:list-style-name="WWNum1"/>
    <style:style style:name="P38" style:family="paragraph" style:parent-style-name="List_20_Paragraph" style:list-style-name="WWNum2"/>
    <style:style style:name="T1" style:family="text">
      <style:text-properties fo:color="#000000" style:font-name-complex="Times New Roman1"/>
    </style:style>
    <style:style style:name="T2" style:family="text">
      <style:text-properties fo:color="#000000" fo:language="en" fo:country="US" style:font-name-complex="Times New Roman1"/>
    </style:style>
    <style:style style:name="T3" style:family="text">
      <style:text-properties fo:color="#000000" fo:language="en" fo:country="US" fo:font-weight="bold" style:font-weight-asian="bold" style:font-name-complex="Times New Roman1" style:font-weight-complex="bold"/>
    </style:style>
    <style:style style:name="T4" style:family="text">
      <style:text-properties fo:color="#000000" fo:font-weight="bold" style:font-weight-asian="bold" style:font-name-complex="Times New Roman1" style:font-weight-complex="bold"/>
    </style:style>
    <style:style style:name="T5" style:family="text">
      <style:text-properties fo:color="#000000" fo:font-style="italic" style:font-style-asian="italic" style:font-name-complex="Times New Roman1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complex="Times New Roman1"/>
    </style:style>
    <style:style style:name="T8" style:family="text">
      <style:text-properties fo:color="#ff0000"/>
    </style:style>
    <style:style style:name="T9" style:family="text">
      <style:text-properties text:display="true"/>
    </style:style>
    <style:style style:name="T10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 text:name="_top"/></text:p>
      <text:p text:style-name="P18">МІНІСТЕРСТВО ОСВІТИ І НАУКИ УКРАЇНИ</text:p>
      <text:p text:style-name="P17"><text:span text:style-name="T1">НАЦІОНАЛЬНИЙ УНІВЕРСИТЕТ </text:span><text:span text:style-name="T2">“</text:span><text:span text:style-name="T1">ЛЬВІВСЬКА ПОЛІТЕХНІКА”</text:span></text:p>
      <text:p text:style-name="P17"><text:span text:style-name="T4">кафедра </text:span><text:span text:style-name="T3">“</text:span><text:span text:style-name="T4">Інформаційні системи та мережі</text:span><text:span text:style-name="T3">”</text:span></text:p>
      <text:p text:style-name="P7"><text:tab/></text:p>
      <text:p text:style-name="P7"/>
      <text:p text:style-name="P26">ПОЯСНЮВАЛЬНА ЗАПИСКА</text:p>
      <text:p text:style-name="P18">до дипломної роботи на тему:</text:p>
      <text:p text:style-name="P18">Інформаційна система розподіленого зберігання файлів</text:p>
      <text:p text:style-name="P3"/>
      <text:p text:style-name="P6"/>
      <text:p text:style-name="P6"/>
      <text:p text:style-name="P6"/>
      <text:p text:style-name="Standard"><text:span text:style-name="T4">Студента групи </text:span><text:span text:style-name="T1">КН-411 Нанівського О.І.</text:span></text:p>
      <text:p text:style-name="Standard"><text:span text:style-name="T4">Керівник роботи ………. </text:span><text:span text:style-name="T1">Рішняк І.В.</text:span></text:p>
      <text:p text:style-name="P2"/>
      <text:p text:style-name="P6"/>
      <text:p text:style-name="P6"/>
      <text:p text:style-name="P6"/>
      <text:p text:style-name="P6">Завідувач кафедри ІСМ …………..</text:p>
      <text:p text:style-name="Standard"><text:span text:style-name="T3">“</text:span><text:span text:style-name="T4">….</text:span><text:span text:style-name="T3">” <text:s text:c="2"/>………….. <text:s/>2021</text:span><text:span text:style-name="T4">р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6">ЛЬВІВ-2021</text:p>
      <text:p text:style-name="P27">МІНІСТЕРСТВО ОСВІТИ І НАУКИ УКРАЇНИ</text:p>
      <text:p text:style-name="P17"><text:span text:style-name="T1">НАЦІОНАЛЬНИЙ УНІВЕРСИТЕТ </text:span><text:span text:style-name="T2">“</text:span><text:span text:style-name="T1">ЛЬВІВСЬКА ПОЛІТЕХНІКА”</text:span></text:p>
      <text:p text:style-name="P4"/>
      <text:p text:style-name="P24">Інститут комп’ютерних наук та інформаційних технологій</text:p>
      <text:p text:style-name="P16"><text:span text:style-name="T1">Кафедра </text:span><text:span text:style-name="T2">“</text:span><text:span text:style-name="T1">Інформаційні системи та мережі</text:span><text:span text:style-name="T2">”</text:span></text:p>
      <text:p text:style-name="P16"><text:span text:style-name="T1">Напрям 6.050101 </text:span><text:span text:style-name="T2">“</text:span><text:span text:style-name="T1">Комп’ютерні науки</text:span><text:span text:style-name="T2">”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/>
            <text:p text:style-name="P12"><text:span text:style-name="T2">“</text:span><text:span text:style-name="T1">ЗАТВЕРДЖУЮ</text:span><text:span text:style-name="T2">”</text:span></text:p>
            <text:p text:style-name="P5">Завідувач кафедри ІСМ …………..</text:p>
            <text:p text:style-name="P12"><text:span text:style-name="T2">“</text:span><text:span text:style-name="T1">….</text:span><text:span text:style-name="T2">” <text:s text:c="2"/>………….. <text:s/>2021</text:span><text:span text:style-name="T1">р.</text:span></text:p>
            <text:p text:style-name="P10"/>
          </table:table-cell>
        </table:table-row>
      </table:table>
      <text:p text:style-name="P26">ЗАВДАННЯ</text:p>
      <text:p text:style-name="P26">на кваліфікаційну роботу (проект) студента групи КН-411 ОКР бакалавр</text:p>
      <text:p text:style-name="P18">Нанівського Олега Ігоровича</text:p>
      <text:p text:style-name="Standard"><text:span text:style-name="T1">1. Тема роботи </text:span><text:span text:style-name="T2">“</text:span><text:span text:style-name="T1">Інформаційна система розподіленого зберігання файлів</text:span><text:span text:style-name="T2">”</text:span><text:span text:style-name="T1"> затверджена наказом по НУ <text:s/></text:span><text:span text:style-name="T2">“</text:span><text:span text:style-name="T1">ЛП</text:span><text:span text:style-name="T2">”</text:span><text:span text:style-name="T1"> від </text:span><text:span text:style-name="T2">“….” …………… 2021</text:span><text:span text:style-name="T1">р. №…….</text:span></text:p>
      <text:p text:style-name="P2">2. Термін здачі студентом закінченої роботи ………………..</text:p>
      <text:p text:style-name="P2">3. Вихідні дані для роботи ………………….</text:p>
      <text:p text:style-name="P2">4. Зміст розрахунково-пояснювальної записки (перелік питань, які належить розробити) ……………………………………………………………………..</text:p>
      <text:p text:style-name="P2">5. Перелік графічного матеріалу ………………………………….</text:p>
      <text:p text:style-name="P2">6. Перелік програмних продуктів, які належить використати в процесі розроблення роботи (проекту) …………………………………………………..</text:p>
      <text:p text:style-name="P2">7. Консультування роботи, із зазначенням розділів роботи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table:number-rows-spanned="2" office:value-type="string">
            <text:p text:style-name="P5">Розділ</text:p>
          </table:table-cell>
          <table:table-cell table:style-name="Table2.A1" table:number-rows-spanned="2" office:value-type="string">
            <text:p text:style-name="P5">Консультанти</text:p>
          </table:table-cell>
          <table:table-cell table:style-name="Table2.A1" table:number-columns-spanned="2" office:value-type="string">
            <text:p text:style-name="P5">Підпис, дата</text:p>
          </table:table-cell>
          <table:covered-table-cell/>
        </table:table-row>
        <table:table-row table:style-name="Table2.2">
          <table:covered-table-cell/>
          <table:covered-table-cell/>
          <table:table-cell table:style-name="Table2.A1" office:value-type="string">
            <text:p text:style-name="P5">Завдання видав</text:p>
          </table:table-cell>
          <table:table-cell table:style-name="Table2.A1" office:value-type="string">
            <text:p text:style-name="P5">Завдання отримав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4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2"><text:soft-page-break/></text:p>
      <text:p text:style-name="P4">8. Дата, коли видано завдання …………………………….</text:p>
      <text:p text:style-name="P13"><text:span text:style-name="T1">Керівник …………………………… </text:span><text:span text:style-name="T5">(підпис)</text:span></text:p>
      <text:p text:style-name="P13"><text:span text:style-name="T1">Завдання отримав до виконання ……………………….. </text:span><text:span text:style-name="T5">(підпис)</text:span></text:p>
      <text:p text:style-name="P4"/>
      <text:p text:style-name="P18">КАЛЕНДАРНИЙ ПЛАН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">№ з/п</text:p>
          </table:table-cell>
          <table:table-cell table:style-name="Table3.A1" office:value-type="string">
            <text:p text:style-name="P5">Етапи дипломної роботи</text:p>
          </table:table-cell>
          <table:table-cell table:style-name="Table3.A1" office:value-type="string">
            <text:p text:style-name="P5">Термін виконання етапів роботи</text:p>
          </table:table-cell>
          <table:table-cell table:style-name="Table3.A1" office:value-type="string">
            <text:p text:style-name="P5">Примітки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</table:table>
      <text:p text:style-name="P3"/>
      <text:p text:style-name="P13"><text:span text:style-name="T1">Студент …………………………… </text:span><text:span text:style-name="T5">(підпис)</text:span></text:p>
      <text:p text:style-name="P13"><text:span text:style-name="T1">Керівник роботи …………………………… </text:span><text:span text:style-name="T5">(підпис)</text:span></text:p>
      <text:p text:style-name="P27">АНОТАЦІЯ</text:p>
      <text:p text:style-name="Standard"><text:span text:style-name="T1">В даній роботі аналізуються проблеми зберігання файлів виликих обсягів та розроблена розподілена файлова система за допомогою мови </text:span><text:span text:style-name="T2">Python</text:span><text:span text:style-name="T1">. Система складається з трьох складових: клієнтської частини, сервера і серверів даних. Обмін інформацією між ними здійснюється за допомогою </text:span><text:span text:style-name="T2">RPC</text:span><text:span text:style-name="T1">.</text:span></text:p>
      <text:p text:style-name="Standard"><text:span text:style-name="T1">Архітектура системи розроблена за зразком </text:span><text:span text:style-name="T2">GFS </text:span><text:a xlink:type="simple" xlink:href="#Посилання1" text:style-name="ListLabel_20_7" text:visited-style-name="ListLabel_20_7"><text:span text:style-name="Internet_20_link"><text:span text:style-name="T7">[1]</text:span></text:span></text:a><text:span text:style-name="T2">.</text:span></text:p>
      <text:p text:style-name="P2"/>
      <text:p text:style-name="Standard"><text:span text:style-name="T1">Ключові слова: розподілена файлова система, </text:span><text:span text:style-name="T2">RPC</text:span><text:span text:style-name="T1">, сервер, клієнт.</text:span></text:p>
      <text:p text:style-name="P35">2000 символів</text:p>
      <text:p text:style-name="P9"/>
      <text:p text:style-name="P28">ANNOTATION</text:p>
      <text:p text:style-name="P9">This paper analyzes problems of stroring large files and describes developing of disributed file system using Python programming language. The system consists of three components: client part, server and data servers. The components communicate with each other using Remote Procedure Call (RPC) protocol.</text:p>
      <text:p text:style-name="Standard"><text:span text:style-name="T2">The system architecture is based on GFS princiles </text:span><text:a xlink:type="simple" xlink:href="#Посилання1" text:style-name="ListLabel_20_7" text:visited-style-name="ListLabel_20_7"><text:span text:style-name="Internet_20_link"><text:span text:style-name="T7">[1]</text:span></text:span></text:a><text:span text:style-name="T2">.</text:span></text:p>
      <text:p text:style-name="P9"/>
      <text:p text:style-name="P9">Keywords: distributed file sytem, RPC, server, client.</text:p>
      <text:p text:style-name="P2"/>
      <text:p text:style-name="P18"/>
      <text:p text:style-name="P27">ЗМІСТ</text:p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Рівень_5f_20_5f_1_5f_3b_5f_1_5f_3b_5f_Рівень_5f_20_5f_2_5f_3b_5f_2"/>
          </text:index-source-styles>
        </text:table-of-content-source>
        <text:index-body>
          <text:p text:style-name="P21"><text:a xlink:type="simple" xlink:href="#_Toc64989890" text:style-name="Index_20_Link" text:visited-style-name="Index_20_Link">ВСТУП</text:a><text:a xlink:type="simple" xlink:href="#_Toc64989890" text:style-name="Index_20_Link" text:visited-style-name="Index_20_Link"><text:span text:style-name="T9"><text:tab/>7</text:span></text:a></text:p>
          <text:p text:style-name="P21"><text:a xlink:type="simple" xlink:href="#_Toc64989891" text:style-name="Index_20_Link" text:visited-style-name="Index_20_Link">РОЗДІЛ 1 (10-12%)</text:a><text:a xlink:type="simple" xlink:href="#_Toc64989891" text:style-name="Index_20_Link" text:visited-style-name="Index_20_Link"><text:span text:style-name="T6"> </text:span></text:a><text:a xlink:type="simple" xlink:href="#_Toc64989891" text:style-name="Index_20_Link" text:visited-style-name="Index_20_Link">Аналіз розподілених файлових систем</text:a><text:a xlink:type="simple" xlink:href="#_Toc64989891" text:style-name="Index_20_Link" text:visited-style-name="Index_20_Link"><text:span text:style-name="T9"><text:tab/>8</text:span></text:a></text:p>
          <text:p text:style-name="P22"><text:a xlink:type="simple" xlink:href="#_Toc64989892" text:style-name="Index_20_Link" text:visited-style-name="Index_20_Link"><text:span text:style-name="T6">1.</text:span></text:a><text:a xlink:type="simple" xlink:href="#_Toc64989892" text:style-name="Index_20_Link" text:visited-style-name="Index_20_Link">1.</text:a><text:a xlink:type="simple" xlink:href="#_Toc64989892" text:style-name="Index_20_Link" text:visited-style-name="Index_20_Link"><text:span text:style-name="T6"> </text:span></text:a><text:a xlink:type="simple" xlink:href="#_Toc64989892" text:style-name="Index_20_Link" text:visited-style-name="Index_20_Link">Що таке розподілена файлова система.</text:a><text:a xlink:type="simple" xlink:href="#_Toc64989892" text:style-name="Index_20_Link" text:visited-style-name="Index_20_Link"><text:span text:style-name="T9"><text:tab/>8</text:span></text:a></text:p>
          <text:p text:style-name="P22"><text:a xlink:type="simple" xlink:href="#_Toc64989893" text:style-name="Index_20_Link" text:visited-style-name="Index_20_Link">1.2. Відомі підходи побудови файлової системи.</text:a><text:a xlink:type="simple" xlink:href="#_Toc64989893" text:style-name="Index_20_Link" text:visited-style-name="Index_20_Link"><text:span text:style-name="T9"><text:tab/>8</text:span></text:a></text:p>
          <text:p text:style-name="P22"><text:a xlink:type="simple" xlink:href="#_Toc64989894" text:style-name="Index_20_Link" text:visited-style-name="Index_20_Link">1.3. Актуальність теми (висновок).</text:a><text:a xlink:type="simple" xlink:href="#_Toc64989894" text:style-name="Index_20_Link" text:visited-style-name="Index_20_Link"><text:span text:style-name="T9"><text:tab/>8</text:span></text:a></text:p>
          <text:p text:style-name="P21"><text:a xlink:type="simple" xlink:href="#_Toc64989895" text:style-name="Index_20_Link" text:visited-style-name="Index_20_Link">РОЗДІЛ 2 (10-15%) Системний аналіз</text:a><text:a xlink:type="simple" xlink:href="#_Toc64989895" text:style-name="Index_20_Link" text:visited-style-name="Index_20_Link"><text:span text:style-name="T9"><text:tab/>9</text:span></text:a></text:p>
          <text:p text:style-name="P22"><text:a xlink:type="simple" xlink:href="#_Toc64989896" text:style-name="Index_20_Link" text:visited-style-name="Index_20_Link">2.1. Дерево цілей (варіанти побудови системи).</text:a><text:a xlink:type="simple" xlink:href="#_Toc64989896" text:style-name="Index_20_Link" text:visited-style-name="Index_20_Link"><text:span text:style-name="T9"><text:tab/>9</text:span></text:a></text:p>
          <text:p text:style-name="P22"><text:a xlink:type="simple" xlink:href="#_Toc64989897" text:style-name="Index_20_Link" text:visited-style-name="Index_20_Link">2.2. Діаграми </text:a><text:a xlink:type="simple" xlink:href="#_Toc64989897" text:style-name="Index_20_Link" text:visited-style-name="Index_20_Link"><text:span text:style-name="T6">DFD </text:span></text:a><text:a xlink:type="simple" xlink:href="#_Toc64989897" text:style-name="Index_20_Link" text:visited-style-name="Index_20_Link">і </text:a><text:a xlink:type="simple" xlink:href="#_Toc64989897" text:style-name="Index_20_Link" text:visited-style-name="Index_20_Link"><text:span text:style-name="T6">UML </text:span></text:a><text:a xlink:type="simple" xlink:href="#_Toc64989897" text:style-name="Index_20_Link" text:visited-style-name="Index_20_Link">для деталізації структури.</text:a><text:a xlink:type="simple" xlink:href="#_Toc64989897" text:style-name="Index_20_Link" text:visited-style-name="Index_20_Link"><text:span text:style-name="T9"><text:tab/>9</text:span></text:a></text:p>
          <text:p text:style-name="P22"><text:a xlink:type="simple" xlink:href="#_Toc64989898" text:style-name="Index_20_Link" text:visited-style-name="Index_20_Link">2.3. Діаграми ієрархії процесів </text:a><text:a xlink:type="simple" xlink:href="#_Toc64989898" text:style-name="Index_20_Link" text:visited-style-name="Index_20_Link"><text:span text:style-name="T6">DFD</text:span></text:a><text:a xlink:type="simple" xlink:href="#_Toc64989898" text:style-name="Index_20_Link" text:visited-style-name="Index_20_Link">.</text:a><text:a xlink:type="simple" xlink:href="#_Toc64989898" text:style-name="Index_20_Link" text:visited-style-name="Index_20_Link"><text:span text:style-name="T9"><text:tab/>9</text:span></text:a></text:p>
          <text:p text:style-name="P21"><text:a xlink:type="simple" xlink:href="#_Toc64989899" text:style-name="Index_20_Link" text:visited-style-name="Index_20_Link">РОЗДІЛ 3 (8-10%) Опис програмних засобів</text:a><text:a xlink:type="simple" xlink:href="#_Toc64989899" text:style-name="Index_20_Link" text:visited-style-name="Index_20_Link"><text:span text:style-name="T9"><text:tab/>10</text:span></text:a></text:p>
          <text:p text:style-name="P22"><text:a xlink:type="simple" xlink:href="#_Toc64989900" text:style-name="Index_20_Link" text:visited-style-name="Index_20_Link">3.1. Обгрунтування вибору засобів розв’язання задачі.</text:a><text:a xlink:type="simple" xlink:href="#_Toc64989900" text:style-name="Index_20_Link" text:visited-style-name="Index_20_Link"><text:span text:style-name="T9"><text:tab/>10</text:span></text:a></text:p>
          <text:p text:style-name="P22"><text:a xlink:type="simple" xlink:href="#_Toc64989901" text:style-name="Index_20_Link" text:visited-style-name="Index_20_Link">3.2. Технічні характеристики обраних програмних засобів.</text:a><text:a xlink:type="simple" xlink:href="#_Toc64989901" text:style-name="Index_20_Link" text:visited-style-name="Index_20_Link"><text:span text:style-name="T9"><text:tab/>10</text:span></text:a></text:p>
          <text:p text:style-name="P21"><text:a xlink:type="simple" xlink:href="#_Toc64989902" text:style-name="Index_20_Link" text:visited-style-name="Index_20_Link">РОЗДІЛ 4 (15-20%) Практична реалізація</text:a><text:a xlink:type="simple" xlink:href="#_Toc64989902" text:style-name="Index_20_Link" text:visited-style-name="Index_20_Link"><text:span text:style-name="T9"><text:tab/>11</text:span></text:a></text:p>
          <text:p text:style-name="P22"><text:a xlink:type="simple" xlink:href="#_Toc64989903" text:style-name="Index_20_Link" text:visited-style-name="Index_20_Link">4.1. Опис програми.</text:a><text:a xlink:type="simple" xlink:href="#_Toc64989903" text:style-name="Index_20_Link" text:visited-style-name="Index_20_Link"><text:span text:style-name="T9"><text:tab/>11</text:span></text:a></text:p>
          <text:p text:style-name="P22"><text:a xlink:type="simple" xlink:href="#_Toc64989904" text:style-name="Index_20_Link" text:visited-style-name="Index_20_Link">4.2. Інструкція користувача </text:a><text:a xlink:type="simple" xlink:href="#_Toc64989904" text:style-name="Index_20_Link" text:visited-style-name="Index_20_Link"><text:span text:style-name="T6">(IEEE STD 1063-2001)</text:span></text:a><text:a xlink:type="simple" xlink:href="#_Toc64989904" text:style-name="Index_20_Link" text:visited-style-name="Index_20_Link">.</text:a><text:a xlink:type="simple" xlink:href="#_Toc64989904" text:style-name="Index_20_Link" text:visited-style-name="Index_20_Link"><text:span text:style-name="T9"><text:tab/>11</text:span></text:a></text:p>
          <text:p text:style-name="P22"><text:a xlink:type="simple" xlink:href="#_Toc64989905" text:style-name="Index_20_Link" text:visited-style-name="Index_20_Link"><text:span text:style-name="T6">4.3. </text:span></text:a><text:a xlink:type="simple" xlink:href="#_Toc64989905" text:style-name="Index_20_Link" text:visited-style-name="Index_20_Link">Аналіз контрольного прикладу.</text:a><text:a xlink:type="simple" xlink:href="#_Toc64989905" text:style-name="Index_20_Link" text:visited-style-name="Index_20_Link"><text:span text:style-name="T9"><text:tab/>11</text:span></text:a></text:p>
          <text:p text:style-name="P21"><text:a xlink:type="simple" xlink:href="#_Toc64989906" text:style-name="Index_20_Link" text:visited-style-name="Index_20_Link">РОЗДІЛ 5 Економічна</text:a><text:a xlink:type="simple" xlink:href="#_Toc64989906" text:style-name="Index_20_Link" text:visited-style-name="Index_20_Link"><text:span text:style-name="T9"><text:tab/>12</text:span></text:a></text:p>
          <text:p text:style-name="P21"><text:a xlink:type="simple" xlink:href="#_Toc64989907" text:style-name="Index_20_Link" text:visited-style-name="Index_20_Link">ВИСНОВКИ</text:a><text:a xlink:type="simple" xlink:href="#_Toc64989907" text:style-name="Index_20_Link" text:visited-style-name="Index_20_Link"><text:span text:style-name="T9"><text:tab/>13</text:span></text:a></text:p>
          <text:p text:style-name="P21"><text:a xlink:type="simple" xlink:href="#_Toc64989908" text:style-name="Index_20_Link" text:visited-style-name="Index_20_Link">СПИСОК ВИКОРИСТАНИХ ДЖЕРЕЛ</text:a><text:a xlink:type="simple" xlink:href="#_Toc64989908" text:style-name="Index_20_Link" text:visited-style-name="Index_20_Link"><text:span text:style-name="T9"><text:tab/>14</text:span></text:a></text:p>
          <text:p text:style-name="P21"><text:a xlink:type="simple" xlink:href="#_Toc64989909" text:style-name="Index_20_Link" text:visited-style-name="Index_20_Link">ДОДАТКИ</text:a><text:a xlink:type="simple" xlink:href="#_Toc64989909" text:style-name="Index_20_Link" text:visited-style-name="Index_20_Link"><text:span text:style-name="T9"><text:tab/>15</text:span></text:a></text:p>
          <text:p text:style-name="P4"/>
        </text:index-body>
      </text:table-of-content>
      <text:p text:style-name="P11"/>
      <text:p text:style-name="P19"><text:bookmark-start text:name="_Toc64989890"/>ВСТУП<text:bookmark-end text:name="_Toc64989890"/></text:p>
      <text:p text:style-name="Standard">Найочевиднішим способом зберегти файл, це записати його на жорсткий диск, це і є найоптимальнішим варіантом в більшості ситуацій, проте, що якщо цих файлів стає занадто багато? Рішенням цієї проблеми може стати збільшення обсягу диску, або додавання ще одного, але цей процес може бути не зручним і не завжди можливим. Іншою проблемою може стати доступ до файлів, адже вони розміщені локально на диску. </text:p>
      <text:p text:style-name="Standard">Рішенням двох вищезгаданих проблем є розподілене зберігання файлів, що є зберіганням файлів на багатьох різних комп’ютерах, що дає можливість зберігати майже необмежену кількість файлів, зручну систему збільшення обсягу пам’яті в кластері. Також дана система дозволяє отримати доступ до файлів через інтернет, що дає клієнтам доступ до їхніх файлів з будь-якої точки Землі.</text:p>
      <text:p text:style-name="Standard"><text:span text:style-name="T6">Google File System (GFS) – </text:span>класичний приклад розподіленої файлової системи. <text:span text:style-name="T6">Google </text:span>як один з лідерів в сфері хмарних обчислень фолодіє значним практичним досвідом створення та підтримки розподілених файлових систем, що використовуються і сьогодні. </text:p>
      <text:list xml:id="list3272549629" text:style-name="WWNum1">
        <text:list-item>
          <text:p text:style-name="P37">В даній роботі буде описана і розроблена розподілена файлова система основана на принципах <text:span text:style-name="T6">GFS</text:span> <text:a xlink:type="simple" xlink:href="#Посилання1" text:style-name="ListLabel_20_8" text:visited-style-name="ListLabel_20_8"><text:span text:style-name="Internet_20_link"><text:span text:style-name="T6">[1]</text:span></text:span></text:a><text:span text:style-name="T6">.</text:span></text:p>
        </text:list-item>
      </text:list>
      <text:p text:style-name="P14"/>
      <text:p text:style-name="P19"><text:bookmark-start text:name="_Toc64989891"/>РОЗДІЛ 1 <text:span text:style-name="T8">(10-12%)</text:span></text:p>
      <text:p text:style-name="P20">Аналіз розподілених файлових систем<text:bookmark-end text:name="_Toc64989891"/></text:p>
      <text:p text:style-name="Рівень_20_2"><text:bookmark-start text:name="_Toc64989892"/><text:span text:style-name="T6">1.</text:span>1.<text:span text:style-name="T6"> </text:span>Що таке розподілена файлова система.<text:bookmark-end text:name="_Toc64989892"/></text:p>
      <text:p text:style-name="Рівень3"><text:tab/>1.1.1. Короткий огляд</text:p>
      <text:p text:style-name="P16"><text:tab/>Розподілена файлова система – це система, яка розподілена на багатьох серверах. Це дозволяє програмам отримувати або зберігати файли як локальні з будь-якого комп’ютера або мережі.</text:p>
      <text:p text:style-name="P16"><text:tab/>Головна мета розподіленої файлової системи – це дозволити фізично віддаленим користувачам ділитися їхніми даними і ресурсами використовуючи звичайну файлову систему.</text:p>
      <text:p text:style-name="P16"><text:tab/>Розподілена файлова система має два компоненти:</text:p>
      <text:list xml:id="list140357451511732" text:continue-numbering="true" text:style-name="WWNum1">
        <text:list-item>
          <text:p text:style-name="P37"><text:span text:style-name="T10">Прозорість місцезнаходження</text:span>, яке здійснюється через простір імен.</text:p>
        </text:list-item>
        <text:list-item>
          <text:p text:style-name="P37"><text:span text:style-name="T10">Надмірність</text:span> використовуючи реплікацію файлів <text:a xlink:type="simple" xlink:href="#Посилання2" text:style-name="ListLabel_20_8" text:visited-style-name="ListLabel_20_8"><text:span text:style-name="Internet_20_link"><text:span text:style-name="T6">[2]</text:span></text:span></text:a>.</text:p>
        </text:list-item>
      </text:list>
      <text:p text:style-name="Standard">Прозорість приносить зручність для кінцевого користувача даючи йому змогу маніпулювати, читати і зберігати файли на локальній машині в той час, як сам процес відбувається на серверах.</text:p>
      <text:p text:style-name="Standard">В загальному розподілені файлові системи використовуються в <text:span text:style-name="T6">LAN </text:span>мережах, але вони також можуть бути використаними в <text:span text:style-name="T6">WAN</text:span>.</text:p>
      <text:p text:style-name="Standard">Окрім розподіленої файлової системи іншим варіантом віддаленого доступу до файлів є ділитися диском. Ця система дає клієнту контроль доступу, що призводить до недоступності файлів коли клієнт офлайн. Розподілена файлова система в свою чергу є толерантною до помилок і клієнт має доступ до даних навіть якщо, декілька вузлів системи є недоступними <text:a xlink:type="simple" xlink:href="#Посилання3" text:style-name="ListLabel_20_8" text:visited-style-name="ListLabel_20_8"><text:span text:style-name="Internet_20_link"><text:span text:style-name="T6">[3]</text:span></text:span></text:a>.</text:p>
      <text:p text:style-name="Рівень3"><text:tab/>1.1.2. Переваги та властивості</text:p>
      <text:p text:style-name="P16"><text:tab/>Перевагами розподіленої файлової системи можна назвати обмеження в доступі базуючись на списку доступу або можливостей сервера і клієнта спираючись на то, як розроблено протокол. Оскільки сервер також надає одну центральну точку доступу припускається, що він буде справно працювати попри <text:soft-page-break/>поломку окремих вузлів. Проте єдина точка доступу також і є його слабкістю. Наприклад сервер може перестати працювати через <text:span text:style-name="T6">DDoS </text:span>атаку. Тому зазвичай використовують запасний сервер для резервного збереження даних <text:a xlink:type="simple" xlink:href="#Посилання3" text:style-name="ListLabel_20_8" text:visited-style-name="ListLabel_20_8"><text:span text:style-name="Internet_20_link"><text:span text:style-name="T6">[3]</text:span></text:span></text:a>. </text:p>
      <text:p text:style-name="P16"><text:tab/>Розглянемо короткий огляд основних властивостей розподіленої файлової системи:</text:p>
      <text:list xml:id="list475490781" text:style-name="WWNum2">
        <text:list-item>
          <text:p text:style-name="P38">Прозорість</text:p>
          <text:list>
            <text:list-item>
              <text:p text:style-name="P38">Прозорість структури: клієнт не знає про кількість або розміщення фалових серверів. Велика кількість файлових серверів використовується для збільшення продуктивності, адаптивності та надійності.</text:p>
            </text:list-item>
            <text:list-item>
              <text:p text:style-name="P38">Прозорість доступу: отримання файлу на локальній і віддалених машинах не має відрізнятися, система автоматично знаходить відповідний файл і надсилає його клієнту.</text:p>
            </text:list-item>
            <text:list-item>
              <text:p text:style-name="P38">Прозорість імене: ім’я файлу не має змінюватися, або вказувати на його місцезнаходження.</text:p>
            </text:list-item>
            <text:list-item>
              <text:p text:style-name="P38">Прозорість реплікації: якщо файл скопійований на декількох вузлах, його копії і місцезнаходження повинні бути сховані від інших вузлів.</text:p>
            </text:list-item>
          </text:list>
        </text:list-item>
        <text:list-item>
          <text:p text:style-name="P38">Мобільність користувача: система автоматично приносить домашню папку користувача до вузла з якого користувач здійснює вхід.</text:p>
        </text:list-item>
        <text:list-item>
          <text:p text:style-name="P38">Продуктивність: продуктивність визначається середнім часом для обробки запиту клієнта. Рекомендовано, щоб цей час був подібним до централізованих систем.</text:p>
        </text:list-item>
        <text:list-item>
          <text:p text:style-name="P38">Простота: інтерфейс має бути простим з невеликою кількістю команд.</text:p>
        </text:list-item>
        <text:list-item>
          <text:p text:style-name="P38">Висока доступність: система повинна працювати в разі частоких поломок, як поломка з’єдання або поломка вузла. Високоадаптивні розподілені файлові системи повинні мати різні і незалежні файлові сервера для контролю різних і незалежних пристроїв зберігання <text:a xlink:type="simple" xlink:href="#Посилання2" text:style-name="ListLabel_20_8" text:visited-style-name="ListLabel_20_8"><text:span text:style-name="Internet_20_link"><text:span text:style-name="T6">[2]</text:span></text:span></text:a>.</text:p>
        </text:list-item>
      </text:list>
      <text:p text:style-name="P15"/>
      <text:p text:style-name="Рівень3"><text:tab/>1.1.3. Історія</text:p>
      <text:p text:style-name="P16"><text:soft-page-break/><text:tab/></text:p>
      <text:p text:style-name="Рівень_20_2"><text:bookmark-start text:name="_Toc64989893"/>1.2. Відомі підходи побудови файлової системи.<text:bookmark-end text:name="_Toc64989893"/></text:p>
      <text:p text:style-name="P16"/>
      <text:p text:style-name="Рівень_20_2"><text:bookmark-start text:name="_Toc64989894"/>1.3. Актуальність теми (висновок).<text:bookmark-end text:name="_Toc64989894"/></text:p>
      <text:p text:style-name="P13"/>
      <text:p text:style-name="P13"/>
      <text:p text:style-name="P13"/>
      <text:p text:style-name="P13"/>
      <text:p text:style-name="P13"/>
      <text:p text:style-name="P13"/>
      <text:p text:style-name="P4"/>
      <text:p text:style-name="P19"><text:bookmark-start text:name="_Toc64989895"/>РОЗДІЛ 2 <text:span text:style-name="T8">(10-15%)</text:span><text:line-break/>Системний аналіз<text:bookmark-end text:name="_Toc64989895"/></text:p>
      <text:p text:style-name="Рівень_20_2"><text:bookmark-start text:name="_Toc64989896"/>2.1. Дерево цілей (варіанти побудови системи).<text:bookmark-end text:name="_Toc64989896"/></text:p>
      <text:p text:style-name="Standard"/>
      <text:p text:style-name="Рівень_20_2"><text:bookmark-start text:name="_Toc64989897"/>2.2. Діаграми <text:span text:style-name="T6">DFD </text:span>і <text:span text:style-name="T6">UML </text:span>для деталізації структури.<text:bookmark-end text:name="_Toc64989897"/></text:p>
      <text:p text:style-name="Standard"/>
      <text:p text:style-name="Рівень_20_2"><text:bookmark-start text:name="_Toc64989898"/>2.3. Діаграми ієрархії процесів <text:span text:style-name="T6">DFD</text:span>.<text:bookmark-end text:name="_Toc64989898"/></text:p>
      <text:p text:style-name="P4"/>
      <text:p text:style-name="P19"><text:bookmark-start text:name="_Toc64989899"/>РОЗДІЛ 3 <text:span text:style-name="T8">(8-10%)</text:span><text:line-break/>Опис програмних засобів<text:bookmark-end text:name="_Toc64989899"/></text:p>
      <text:p text:style-name="Рівень_20_2"><text:bookmark-start text:name="_Toc64989900"/>3.1. Обгрунтування вибору засобів розв’язання задачі.<text:bookmark-end text:name="_Toc64989900"/></text:p>
      <text:p text:style-name="Standard"/>
      <text:p text:style-name="Standard"/>
      <text:p text:style-name="Рівень_20_2"><text:bookmark-start text:name="_Toc64989901"/>3.2. Технічні характеристики обраних програмних засобів.<text:bookmark-end text:name="_Toc64989901"/></text:p>
      <text:p text:style-name="P4"/>
      <text:p text:style-name="P19"><text:bookmark-start text:name="_Toc64989902"/>РОЗДІЛ 4 <text:span text:style-name="T8">(15-20%)</text:span><text:line-break/>Практична реалізація<text:bookmark-end text:name="_Toc64989902"/></text:p>
      <text:p text:style-name="Рівень_20_2"><text:bookmark-start text:name="_Toc64989903"/>4.1. Опис програми.<text:bookmark-end text:name="_Toc64989903"/></text:p>
      <text:p text:style-name="Standard"/>
      <text:p text:style-name="Рівень_20_2"><text:bookmark-start text:name="_Toc64989904"/>4.2. Інструкція користувача <text:span text:style-name="T6">(IEEE STD 1063-2001)</text:span>.<text:bookmark-end text:name="_Toc64989904"/></text:p>
      <text:p text:style-name="P15"/>
      <text:p text:style-name="Рівень_20_2"><text:bookmark-start text:name="_Toc64989905"/><text:span text:style-name="T6">4.3. </text:span>Аналіз контрольного прикладу.<text:bookmark-end text:name="_Toc64989905"/></text:p>
      <text:p text:style-name="P2"/>
      <text:p text:style-name="P19"><text:bookmark-start text:name="_Toc64989906"/>РОЗДІЛ 5<text:line-break/>Економічна<text:bookmark-end text:name="_Toc64989906"/></text:p>
      <text:p text:style-name="Standard"/>
      <text:p text:style-name="P19"><text:bookmark-start text:name="_Toc64989907"/>ВИСНОВКИ<text:bookmark-end text:name="_Toc64989907"/></text:p>
      <text:p text:style-name="P4"/>
      <text:p text:style-name="P19"><text:bookmark-start text:name="_Toc64989908"/>СПИСОК ВИКОРИСТАНИХ ДЖЕРЕЛ<text:bookmark-end text:name="_Toc64989908"/></text:p>
      <text:p text:style-name="Standard"><text:span text:style-name="T6">1.</text:span><text:bookmark text:name="Посилання1"/><text:span text:style-name="T6"> The Google File System [</text:span>Електронний ресурс<text:span text:style-name="T6">]</text:span> <text:span text:style-name="T6">/ </text:span>Sanjay Ghemawat, Howard Gobioff, and Shun-Tak Leung Google – Режим доступу: <text:a xlink:type="simple" xlink:href="https://storage.googleapis.com/pub-tools-public-publication-data/pdf/035fc972c796d33122033a0614bc94cff1527999.pdf" text:style-name="ListLabel_20_9" text:visited-style-name="ListLabel_20_9"><text:span text:style-name="Internet_20_link">https://storage.googleapis.com/pub-tools-public-publication-data/pdf/035fc972c796d33122033a0614bc94cff1527999.pdf</text:span></text:a> </text:p>
      <text:p text:style-name="Standard">2.<text:bookmark text:name="Посилання2"/> What is DFS(Distributed File System)?<text:span text:style-name="T6"> [</text:span>Електронний ресурс<text:span text:style-name="T6">] / Snigdha Yambadwar - </text:span>Режим доступу:<text:span text:style-name="T6"> </text:span><text:a xlink:type="simple" xlink:href="https://www.geeksforgeeks.org/what-is-dfsdistributed-file-system/" text:style-name="ListLabel_20_8" text:visited-style-name="ListLabel_20_8"><text:span text:style-name="Internet_20_link"><text:span text:style-name="T6">https://www.geeksforgeeks.org/what-is-dfsdistributed-file-system/</text:span></text:span></text:a></text:p>
      <text:p text:style-name="Standard"><text:span text:style-name="T6">3. </text:span><text:bookmark text:name="Посилання3"/><text:span text:style-name="T6">Distributed File System (DFS) [</text:span>Електронний ресурс<text:span text:style-name="T6">] / techopedia - - </text:span>Режим доступу:<text:span text:style-name="T6"> </text:span><text:a xlink:type="simple" xlink:href="https://www.techopedia.com/definition/1825/distributed-file-system-dfs" text:style-name="ListLabel_20_8" text:visited-style-name="ListLabel_20_8"><text:span text:style-name="Internet_20_link"><text:span text:style-name="T6">https://www.techopedia.com/definition/1825/distributed-file-system-dfs</text:span></text:span></text:a></text:p>
      <text:p text:style-name="P15">4.</text:p>
      <text:p text:style-name="Standard"/>
      <text:p text:style-name="P19"><text:bookmark-start text:name="_Toc64989909"/>ДОДАТКИ<text:bookmark-end text:name="_Toc6498990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uk" fo:country="UA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4pt" fo:language="uk" fo:country="UA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line-height="15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Рівень_20_1" style:display-name="Рівень 1" style:family="paragraph" style:parent-style-name="Standard" style:default-outline-level="">
      <style:paragraph-properties fo:text-align="center" style:justify-single-word="false"/>
      <style:text-properties fo:color="#000000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Рівень_20_2" style:display-name="Рівень 2" style:family="paragraph" style:parent-style-name="Рівень_20_1" style:default-outline-level="">
      <style:paragraph-properties fo:margin-left="0in" fo:margin-right="0in" fo:text-align="justify" style:justify-single-word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945in" fo:margin-right="0in" fo:margin-top="0in" fo:margin-bottom="0.0693in" loext:contextual-spacing="false" fo:text-indent="0.3937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3937in" style:auto-text-indent="false"/>
    </style:style>
    <style:style style:name="Рівень3" style:family="paragraph" style:parent-style-name="Standard" style:default-outline-level="">
      <style:paragraph-properties fo:margin-left="0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ій_20_колонтитул_20_Знак" style:display-name="Нижні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Рівень_20_1_20_Знак" style:display-name="Рівень 1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Рівень_20_2_20_Знак" style:display-name="Рівень 2 Знак" style:family="text" style:parent-style-name="Рівень_20_1_20_Знак">
      <style:text-properties fo:color="#000000"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Рівень3_20_Знак" style:display-name="Рівень3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language="en" fo:country="US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language="en" fo:country="US"/>
    </style:style>
    <style:style style:name="ListLabel_20_9" style:display-name="ListLabel 9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1.1811in" fo:margin-left="0.7874in" fo:margin-right="0.3937in" style:writing-mode="lr-tb" style:layout-grid-color="#c0c0c0" style:layout-grid-lines="36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1.1811in" fo:margin-left="0.7874in" fo:margin-right="0.3937in" style:writing-mode="lr-tb" style:layout-grid-color="#c0c0c0" style:layout-grid-lines="36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7</text:page-number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Nanivkyy</meta:initial-creator>
    <dc:creator>Oleg Nanivkyy</dc:creator>
    <meta:editing-cycles>102</meta:editing-cycles>
    <meta:creation-date>2021-02-12T14:48:00</meta:creation-date>
    <dc:date>2021-03-09T14:32:00</dc:date>
    <meta:editing-duration>PT7H17M</meta:editing-duration>
    <meta:generator>LibreOffice/6.1.5.2$Linux_X86_64 LibreOffice_project/10$Build-2</meta:generator>
    <meta:document-statistic meta:table-count="3" meta:image-count="0" meta:object-count="0" meta:page-count="17" meta:paragraph-count="128" meta:word-count="1131" meta:character-count="8591" meta:non-whitespace-character-count="75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